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9563in" svg:y="1.022in">
            <draw:object draw:notify-on-update-of-ranges="Sheet1.B2:Sheet1.B2 Sheet1.B3:Sheet1.B8 Sheet1.C2:Sheet1.C2 Sheet1.C3:Sheet1.C8 Sheet1.D2:Sheet1.D2 Sheet1.D3:Sheet1.D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uss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51886" calcext:value-type="float">
            <text:p>151886</text:p>
          </table:table-cell>
          <table:table-cell office:value-type="float" office:value="159932" calcext:value-type="float">
            <text:p>159932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5687.6" calcext:value-type="float">
            <text:p>55687.6</text:p>
          </table:table-cell>
          <table:table-cell office:value-type="float" office:value="55410.5" calcext:value-type="float">
            <text:p>55410.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26021.6" calcext:value-type="float">
            <text:p>26021.6</text:p>
          </table:table-cell>
          <table:table-cell office:value-type="float" office:value="26384.7" calcext:value-type="float">
            <text:p>26384.7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15913.7" calcext:value-type="float">
            <text:p>15913.7</text:p>
          </table:table-cell>
          <table:table-cell office:value-type="float" office:value="15662.8" calcext:value-type="float">
            <text:p>15662.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7580.43" calcext:value-type="float">
            <text:p>7580.43</text:p>
          </table:table-cell>
          <table:table-cell office:value-type="float" office:value="7906.22" calcext:value-type="float">
            <text:p>7906.22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4742.9" calcext:value-type="float">
            <text:p>4742.9</text:p>
          </table:table-cell>
          <table:table-cell office:value-type="float" office:value="5002.65" calcext:value-type="float">
            <text:p>5002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1:14:02.549951476</dc:date>
    <meta:document-statistic meta:table-count="1" meta:cell-count="2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06cm" svg:y="0.316cm" chart:style-name="ch2">
          <text:p>Comparacion Tiempos Gauss Y Descomp. LU</text:p>
        </chart:title>
        <chart:subtitle svg:x="6.025cm" svg:y="1.301cm" chart:style-name="ch3">
          <text:p>Variando Granularidad</text:p>
        </chart:subtitle>
        <chart:legend chart:legend-position="end" svg:x="13.651cm" svg:y="3.952cm" style:legend-expansion="high" chart:style-name="ch4"/>
        <chart:plot-area chart:style-name="ch5" table:cell-range-address="Sheet1.B2:Sheet1.D8" chart:data-source-has-labels="both" svg:x="1.331cm" svg:y="2.19cm" svg:width="12cm" svg:height="5.649cm">
          <chartooo:coordinate-region svg:x="2.693cm" svg:y="2.389cm" svg:width="10.399cm" svg:height="4.803cm"/>
          <chart:axis chart:dimension="x" chart:name="primary-x" chart:style-name="ch6" chartooo:axis-type="auto">
            <chartooo:date-scale/>
            <chart:title svg:x="6.282cm" svg:y="8.019cm" chart:style-name="ch7">
              <text:p>Granularidad </text:p>
            </chart:title>
            <chart:categories table:cell-range-address="Sheet1.B3:Sheet1.B8"/>
          </chart:axis>
          <chart:axis chart:dimension="y" chart:name="primary-y" chart:style-name="ch6">
            <chart:title svg:x="0.451cm" svg:y="5.958cm" chart:style-name="ch8">
              <text:p>Tiempo (ms)</text:p>
            </chart:title>
            <chart:grid chart:style-name="ch9" chart:class="major"/>
          </chart:axis>
          <chart:series chart:style-name="ch10" chart:values-cell-range-address="Sheet1.C3:Sheet1.C8" chart:label-cell-address="Sheet1.C2:Sheet1.C2" chart:class="chart:line">
            <chart:data-point chart:repeated="6"/>
          </chart:series>
          <chart:series chart:style-name="ch11" chart:values-cell-range-address="Sheet1.D3:Sheet1.D8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uss</text:p>
                <draw:g>
                  <svg:desc>Sheet1.C2:Sheet1.C2</svg:desc>
                </draw:g>
              </table:table-cell>
              <table:table-cell office:value-type="string">
                <text:p>LU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</text:p>
                <draw:g>
                  <svg:desc>Sheet1.B3:Sheet1.B8</svg:desc>
                </draw:g>
              </table:table-cell>
              <table:table-cell office:value-type="float" office:value="151886">
                <text:p>151886</text:p>
                <draw:g>
                  <svg:desc>Sheet1.C3:Sheet1.C8</svg:desc>
                </draw:g>
              </table:table-cell>
              <table:table-cell office:value-type="float" office:value="159932">
                <text:p>159932</text:p>
                <draw:g>
                  <svg:desc>Sheet1.D3:Sheet1.D8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5687.6">
                <text:p>55687.6</text:p>
              </table:table-cell>
              <table:table-cell office:value-type="float" office:value="55410.5">
                <text:p>55410.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6021.6">
                <text:p>26021.6</text:p>
              </table:table-cell>
              <table:table-cell office:value-type="float" office:value="26384.7">
                <text:p>26384.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5913.7">
                <text:p>15913.7</text:p>
              </table:table-cell>
              <table:table-cell office:value-type="float" office:value="15662.8">
                <text:p>15662.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7580.43">
                <text:p>7580.43</text:p>
              </table:table-cell>
              <table:table-cell office:value-type="float" office:value="7906.22">
                <text:p>7906.2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742.9">
                <text:p>4742.9</text:p>
              </table:table-cell>
              <table:table-cell office:value-type="float" office:value="5002.65">
                <text:p>5002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